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color="#000000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Epistle</text:span></text:p>
            <text:p text:style-name="P1"><text:span text:style-name="T2">Romans 8:12–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766cm" svg:x="1.778cm" svg:y="1.016cm">
          <draw:text-box>
            <text:p text:style-name="P4"><text:span text:style-name="T3">12</text:span><text:span text:style-name="T4">So then, brothers, we are debtors, not to the flesh, to live according to the flesh. </text:span><text:span text:style-name="T3">13</text:span><text:span text:style-name="T4">For if you live according to the flesh you will die, but if by the Spirit you put to death the deeds of the body, you will l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766cm" svg:x="1.778cm" svg:y="1.016cm">
          <draw:text-box>
            <text:p text:style-name="P4"><text:span text:style-name="T5">14</text:span><text:span text:style-name="T6">For all who are led by the Spirit of God are sons of God. </text:span><text:span text:style-name="T5">15</text:span><text:span text:style-name="T6">For you did not receive the spirit of slavery to fall back into fear, but you have received the Spirit of adoption as sons, by whom we cry, “Abba! Father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638cm" svg:height="7.874cm" svg:x="1.668cm" svg:y="0.994cm">
          <draw:text-box>
            <text:p text:style-name="P5"><text:span text:style-name="T7">16</text:span><text:span text:style-name="T8">The Spirit himself bears witness with our spirit that we are children of God, </text:span><text:span text:style-name="T7">17</text:span><text:span text:style-name="T8">and if children, then heirs—heirs of God and fellow heirs with Christ, provided we suffer with him in order that we may also be glorified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3:52:28.245000000</meta:creation-date>
    <dc:title>bluwht blank</dc:title>
    <meta:editing-duration>PT7M3S</meta:editing-duration>
    <meta:editing-cycles>5</meta:editing-cycles>
    <meta:generator>LibreOffice/5.3.4.2$Windows_X86_64 LibreOffice_project/f82d347ccc0be322489bf7da61d7e4ad13fe2ff3</meta:generator>
    <dc:date>2017-07-13T10:32:22.801000000</dc:date>
    <meta:document-statistic meta:object-count="44"/>
  </office:meta>
</office:document-meta>
</file>